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3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list-style-name="LFO3" style:family="paragraph"/>
    <style:style style:name="P5" style:parent-style-name="Standard" style:list-style-name="LFO3" style:family="paragraph"/>
    <style:style style:name="P6" style:parent-style-name="Standard" style:list-style-name="LFO3" style:family="paragraph"/>
    <style:style style:name="P7" style:parent-style-name="Standard" style:list-style-name="LFO4" style:family="paragraph"/>
    <style:style style:name="P8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Meeting Notes</text:p>
      <text:p text:style-name="Standard"/>
      <text:p text:style-name="Standard">Date of meeting:<text:s/>02/05/2020</text:p>
      <text:p text:style-name="Standard">Members present: Jarrad, Spencer, James, George, Nabil</text:p>
      <text:p text:style-name="Standard">Length of meeting: 0.3hrs</text:p>
      <text:p text:style-name="Standard"/>
      <text:p text:style-name="Standard">What was done last week?:</text:p>
      <text:list text:style-name="LFO3" text:continue-numbering="true">
        <text:list-item>
          <text:p text:style-name="P2">James added the model component</text:p>
        </text:list-item>
      </text:list>
      <text:p text:style-name="P3"/>
      <text:p text:style-name="Standard">What wasn’t done last week?:</text:p>
      <text:p text:style-name="Standard"/>
      <text:p text:style-name="Standard">What did we discuss this week?:</text:p>
      <text:list text:style-name="LFO3" text:continue-numbering="true">
        <text:list-item>
          <text:p text:style-name="P4">We discussed how much more we would like to do given the limited time frame.<text:s/></text:p>
        </text:list-item>
        <text:list-item>
          <text:p text:style-name="P5">We discussed the individual task for Jarrad which is now the UI library.</text:p>
        </text:list-item>
        <text:list-item>
          <text:p text:style-name="P6">Nabil still has an issue which stops him from running the engine so we are trying out best to utilize the situation</text:p>
        </text:list-item>
      </text:list>
      <text:p text:style-name="Standard">What are we going to do this week?:</text:p>
      <text:list text:style-name="LFO4" text:continue-numbering="true">
        <text:list-item>
          <text:p text:style-name="P7">Spencer will make all particle files be saved and loaded from the assets file instead of the root directory of the PC</text:p>
        </text:list-item>
      </text:list>
      <text:p text:style-name="P8"/>
      <text:p text:style-name="Standard"/>
      <text:p text:style-name="Standard">Date of next meeting:<text:s/>10/05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5-20T15:10:00Z</meta:creation-date>
    <dc:date>2020-05-20T15:12:00Z</dc:date>
    <meta:template xlink:href="Normal" xlink:type="simple"/>
    <meta:editing-cycles>4</meta:editing-cycles>
    <meta:editing-duration>PT120S</meta:editing-duration>
    <meta:document-statistic meta:page-count="1" meta:paragraph-count="1" meta:word-count="104" meta:character-count="701" meta:row-count="4" meta:non-whitespace-character-count="598"/>
  </office:meta>
</office:document-meta>
</file>